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803cm"/>
    </style:style>
    <style:style style:name="co5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4.195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fo:padding="0.071cm"/>
    </style:style>
  </office:automatic-styles>
  <office:body>
    <office:spreadsheet>
      <table:table table:name="An 6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97000" calcext:value-type="float">
            <text:p>6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570000" calcext:value-type="float">
            <text:p>5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677000" calcext:value-type="float">
            <text:p>6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651000" calcext:value-type="float">
            <text:p>1 6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7787000" calcext:value-type="float">
            <text:p>17 7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55000" calcext:value-type="float">
            <text:p>6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09000" calcext:value-type="float">
            <text:p>5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985000" calcext:value-type="float">
            <text:p>1 9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7427000" calcext:value-type="float">
            <text:p>7 4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48000" calcext:value-type="float">
            <text:p>6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s</text:p>
          </table:table-cell>
          <table:table-cell office:value-type="float" office:value="450000" calcext:value-type="float">
            <text:p>4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63000" calcext:value-type="float">
            <text:p>1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223000" calcext:value-type="float">
            <text:p>2 2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26000" calcext:value-type="float">
            <text:p>1 1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218000" calcext:value-type="float">
            <text:p>2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29000" calcext:value-type="float">
            <text:p>4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79000" calcext:value-type="float">
            <text:p>17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4000" calcext:value-type="float">
            <text:p>2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925000" calcext:value-type="float">
            <text:p>1 9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966000" calcext:value-type="float">
            <text:p>7 96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185000" calcext:value-type="float">
            <text:p>6 1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49000" calcext:value-type="float">
            <text:p>7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907000" calcext:value-type="float">
            <text:p>1 9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65000" calcext:value-type="float">
            <text:p>1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58000" calcext:value-type="float">
            <text:p>2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122000" calcext:value-type="float">
            <text:p>2 1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69000" calcext:value-type="float">
            <text:p>1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409000" calcext:value-type="float">
            <text:p>3 4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77000" calcext:value-type="float">
            <text:p>2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24000" calcext:value-type="float">
            <text:p>3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088000" calcext:value-type="float">
            <text:p>1 0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43000" calcext:value-type="float">
            <text:p>2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769000" calcext:value-type="float">
            <text:p>1 7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737000" calcext:value-type="float">
            <text:p>1 7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19000" calcext:value-type="float">
            <text:p>1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47000" calcext:value-type="float">
            <text:p>1 9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22000" calcext:value-type="float">
            <text:p>3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67000" calcext:value-type="float">
            <text:p>3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s</text:p>
          </table:table-cell>
          <table:table-cell office:value-type="float" office:value="188000" calcext:value-type="float">
            <text:p>1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69000" calcext:value-type="float">
            <text:p>1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64000" calcext:value-type="float">
            <text:p>1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54000" calcext:value-type="float">
            <text:p>3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500000" calcext:value-type="float">
            <text:p>2 5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64000" calcext:value-type="float">
            <text:p>3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305000" calcext:value-type="float">
            <text:p>30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71000" calcext:value-type="float">
            <text:p>2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52000" calcext:value-type="float">
            <text:p>4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7000" calcext:value-type="float">
            <text:p>2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24000" calcext:value-type="float">
            <text:p>5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885000" calcext:value-type="float">
            <text:p>1 8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98000" calcext:value-type="float">
            <text:p>3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02000" calcext:value-type="float">
            <text:p>6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545000" calcext:value-type="float">
            <text:p>5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48000" calcext:value-type="float">
            <text:p>6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917000" calcext:value-type="float">
            <text:p>9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52000" calcext:value-type="float">
            <text:p>2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104000" calcext:value-type="float">
            <text:p>2 1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54000" calcext:value-type="float">
            <text:p>9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70000" calcext:value-type="float">
            <text:p>4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803000" calcext:value-type="float">
            <text:p>3 80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630000" calcext:value-type="float">
            <text:p>5 6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576000" calcext:value-type="float">
            <text:p>5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135000" calcext:value-type="float">
            <text:p>1 1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40000" calcext:value-type="float">
            <text:p>4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621000" calcext:value-type="float">
            <text:p>6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505000" calcext:value-type="float">
            <text:p>50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832000" calcext:value-type="float">
            <text:p>8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937000" calcext:value-type="float">
            <text:p>2 9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s</text:p>
          </table:table-cell>
          <table:table-cell office:value-type="float" office:value="92000" calcext:value-type="float">
            <text:p>9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86000" calcext:value-type="float">
            <text:p>48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43000" calcext:value-type="float">
            <text:p>3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98000" calcext:value-type="float">
            <text:p>4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93000" calcext:value-type="float">
            <text:p>3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44000" calcext:value-type="float">
            <text:p>1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69000" calcext:value-type="float">
            <text:p>7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6000" calcext:value-type="float">
            <text:p>2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00000" calcext:value-type="float">
            <text:p>8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51000" calcext:value-type="float">
            <text:p>2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09000" calcext:value-type="float">
            <text:p>2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47000" calcext:value-type="float">
            <text:p>3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82000" calcext:value-type="float">
            <text:p>1 3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13000" calcext:value-type="float">
            <text:p>2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10000" calcext:value-type="float">
            <text:p>6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19000" calcext:value-type="float">
            <text:p>3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87000" calcext:value-type="float">
            <text:p>7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12000" calcext:value-type="float">
            <text:p>2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452000" calcext:value-type="float">
            <text:p>5 4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93000" calcext:value-type="float">
            <text:p>5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89000" calcext:value-type="float">
            <text:p>2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9000" calcext:value-type="float">
            <text:p>1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, Toscane et Luc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935000" calcext:value-type="float">
            <text:p>9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842000" calcext:value-type="float">
            <text:p>2 8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347000" calcext:value-type="float">
            <text:p>1 3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30000" calcext:value-type="float">
            <text:p>1 0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06000" calcext:value-type="float">
            <text:p>4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512000" calcext:value-type="float">
            <text:p>5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78000" calcext:value-type="float">
            <text:p>2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âtes d'Italie ou vermicel, macaroni, &amp;c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8000" calcext:value-type="float">
            <text:p>1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91000" calcext:value-type="float">
            <text:p>1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541000" calcext:value-type="float">
            <text:p>2 5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64000" calcext:value-type="float">
            <text:p>2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2000" calcext:value-type="float">
            <text:p>1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âtes d'Italie ou vermicel, macaroni, &amp;c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835000" calcext:value-type="float">
            <text:p>1 8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481000" calcext:value-type="float">
            <text:p>1 4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55000" calcext:value-type="float">
            <text:p>7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07000" calcext:value-type="float">
            <text:p>3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409000" calcext:value-type="float">
            <text:p>4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75000" calcext:value-type="float">
            <text:p>2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371000" calcext:value-type="float">
            <text:p>3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40000" calcext:value-type="float">
            <text:p>7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964000" calcext:value-type="float">
            <text:p>9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13000" calcext:value-type="float">
            <text:p>2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005000" calcext:value-type="float">
            <text:p>3 00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50000" calcext:value-type="float">
            <text:p>8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70000" calcext:value-type="float">
            <text:p>1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13000" calcext:value-type="float">
            <text:p>1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000000" calcext:value-type="float">
            <text:p>5 0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76000" calcext:value-type="float">
            <text:p>2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366000" calcext:value-type="float">
            <text:p>36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âtes d'Italie ou vermicel, macaroni, &amp;c</text:p>
          </table:table-cell>
          <table:table-cell office:value-type="float" office:value="276000" calcext:value-type="float">
            <text:p>2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8000" calcext:value-type="float">
            <text:p>1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 fi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32000" calcext:value-type="float">
            <text:p>6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588000" calcext:value-type="float">
            <text:p>3 5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21000" calcext:value-type="float">
            <text:p>4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3000" calcext:value-type="float">
            <text:p>1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764000" calcext:value-type="float">
            <text:p>7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200000" calcext:value-type="float">
            <text:p>10 2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93000" calcext:value-type="float">
            <text:p>1 1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60000" calcext:value-type="float">
            <text:p>2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37000" calcext:value-type="float">
            <text:p>4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02000" calcext:value-type="float">
            <text:p>1 6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612000" calcext:value-type="float">
            <text:p>6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sc, en amandes, figues et raisins</text:p>
          </table:table-cell>
          <table:table-cell office:value-type="float" office:value="290000" calcext:value-type="float">
            <text:p>2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67000" calcext:value-type="float">
            <text:p>4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88000" calcext:value-type="float">
            <text:p>2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 </text:p>
          </table:table-cell>
          <table:table-cell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41000" calcext:value-type="float">
            <text:p>3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19000" calcext:value-type="float">
            <text:p>4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733000" calcext:value-type="float">
            <text:p>7 7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478000" calcext:value-type="float">
            <text:p>17 4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03000" calcext:value-type="float">
            <text:p>70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hum</text:p>
          </table:table-cell>
          <table:table-cell office:value-type="float" office:value="490000" calcext:value-type="float">
            <text:p>4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 et mélasse</text:p>
          </table:table-cell>
          <table:table-cell office:value-type="float" office:value="230000" calcext:value-type="float">
            <text:p>2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631000" calcext:value-type="float">
            <text:p>2 6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20000" calcext:value-type="float">
            <text:p>2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15000" calcext:value-type="float">
            <text:p>1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23000" calcext:value-type="float">
            <text:p>2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64000" calcext:value-type="float">
            <text:p>5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ètr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58000" calcext:value-type="float">
            <text:p>2 1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59000" calcext:value-type="float">
            <text:p>1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242000" calcext:value-type="float">
            <text:p>1 2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54000" calcext:value-type="float">
            <text:p>7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88000" calcext:value-type="float">
            <text:p>1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8000" calcext:value-type="float">
            <text:p>3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83000" calcext:value-type="float">
            <text:p>5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432000" calcext:value-type="float">
            <text:p>4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 et de spaterie</text:p>
          </table:table-cell>
          <table:table-cell office:value-type="float" office:value="432000" calcext:value-type="float">
            <text:p>4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31000" calcext:value-type="float">
            <text:p>2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377000" calcext:value-type="float">
            <text:p>1 3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852000" calcext:value-type="float">
            <text:p>8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088000" calcext:value-type="float">
            <text:p>1 0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658000" calcext:value-type="float">
            <text:p>1 6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50000" calcext:value-type="float">
            <text:p>4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43000" calcext:value-type="float">
            <text:p>2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45000" calcext:value-type="float">
            <text:p>6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44000" calcext:value-type="float">
            <text:p>4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117000" calcext:value-type="float">
            <text:p>1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745000" calcext:value-type="float">
            <text:p>1 7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46000" calcext:value-type="float">
            <text:p>2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197000" calcext:value-type="float">
            <text:p>1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78000" calcext:value-type="float">
            <text:p>2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20000" calcext:value-type="float">
            <text:p>5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79000" calcext:value-type="float">
            <text:p>37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409000" calcext:value-type="float">
            <text:p>40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202000" calcext:value-type="float">
            <text:p>2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383000" calcext:value-type="float">
            <text:p>38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63000" calcext:value-type="float">
            <text:p>4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48000" calcext:value-type="float">
            <text:p>2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252000" calcext:value-type="float">
            <text:p>2 2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14000" calcext:value-type="float">
            <text:p>2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300000" calcext:value-type="float">
            <text:p>3 3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, couverture et draperie pour le gouvernement</text:p>
          </table:table-cell>
          <table:table-cell office:value-type="float" office:value="1195000" calcext:value-type="float">
            <text:p>1 19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1857000" calcext:value-type="float">
            <text:p>1 8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91000" calcext:value-type="float">
            <text:p>9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04000" calcext:value-type="float">
            <text:p>20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34000" calcext:value-type="float">
            <text:p>4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office:value-type="float" office:value="364000" calcext:value-type="float">
            <text:p>3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57000" calcext:value-type="float">
            <text:p>4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48000" calcext:value-type="float">
            <text:p>2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384000" calcext:value-type="float">
            <text:p>38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85000" calcext:value-type="float">
            <text:p>3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10000" calcext:value-type="float">
            <text:p>1 2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0937000" calcext:value-type="float">
            <text:p>10 9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67000" calcext:value-type="float">
            <text:p>1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, couverture et draperie pour le gouvernement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217000" calcext:value-type="float">
            <text:p>6 2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906000" calcext:value-type="float">
            <text:p>9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23000" calcext:value-type="float">
            <text:p>4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8000" calcext:value-type="float">
            <text:p>2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08000" calcext:value-type="float">
            <text:p>5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710000" calcext:value-type="float">
            <text:p>7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14000" calcext:value-type="float">
            <text:p>2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33000" calcext:value-type="float">
            <text:p>2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791000" calcext:value-type="float">
            <text:p>2 79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, couverture et draperie pour le gouvernement</text:p>
          </table:table-cell>
          <table:table-cell office:value-type="float" office:value="341000" calcext:value-type="float">
            <text:p>3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78000" calcext:value-type="float">
            <text:p>1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648000" calcext:value-type="float">
            <text:p>2 6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94000" calcext:value-type="float">
            <text:p>5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8000" calcext:value-type="float">
            <text:p>20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64000" calcext:value-type="float">
            <text:p>3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69000" calcext:value-type="float">
            <text:p>3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72000" calcext:value-type="float">
            <text:p>3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16000" calcext:value-type="float">
            <text:p>2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96000" calcext:value-type="float">
            <text:p>29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, couverture et draperie pour le gouvernement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07000" calcext:value-type="float">
            <text:p>5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1000" calcext:value-type="float">
            <text:p>1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937000" calcext:value-type="float">
            <text:p>1 93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11000" calcext:value-type="float">
            <text:p>2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inabre</text:p>
          </table:table-cell>
          <table:table-cell office:value-type="float" office:value="192000" calcext:value-type="float">
            <text:p>19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369000" calcext:value-type="float">
            <text:p>1 3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-blanc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 et de spat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79000" calcext:value-type="float">
            <text:p>37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863000" calcext:value-type="float">
            <text:p>8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27000" calcext:value-type="float">
            <text:p>3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00000" calcext:value-type="float">
            <text:p>1 2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548000" calcext:value-type="float">
            <text:p>1 5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94000" calcext:value-type="float">
            <text:p>39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, couverture et draperie pour le gouvernement</text:p>
          </table:table-cell>
          <table:table-cell office:value-type="float" office:value="332000" calcext:value-type="float">
            <text:p>3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60000" calcext:value-type="float">
            <text:p>2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85000" calcext:value-type="float">
            <text:p>1 3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; faulx, faucilles, fil de laiton et limes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27000" calcext:value-type="float">
            <text:p>4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n bâtimens de mer</text:p>
          </table:table-cell>
          <table:table-cell office:value-type="float" office:value="1100000" calcext:value-type="float">
            <text:p>1 10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201000" calcext:value-type="float">
            <text:p>20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lisse en bois</text:p>
          </table:table-cell>
          <table:table-cell office:value-type="float" office:value="148000" calcext:value-type="float">
            <text:p>1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5671000" calcext:value-type="float">
            <text:p>5 6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12000" calcext:value-type="float">
            <text:p>2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lisse en boi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71000" calcext:value-type="float">
            <text:p>2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88000" calcext:value-type="float">
            <text:p>28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765000" calcext:value-type="float">
            <text:p>1 7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3129000" calcext:value-type="float">
            <text:p>3 12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17000" calcext:value-type="float">
            <text:p>2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93000" calcext:value-type="float">
            <text:p>39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41000" calcext:value-type="float">
            <text:p>44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5000" calcext:value-type="float">
            <text:p>10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 chacun</text:p>
          </table:table-cell>
          <table:table-cell office:value-type="float" office:value="182000" calcext:value-type="float">
            <text:p>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7000" calcext:value-type="float">
            <text:p>407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72000" calcext:value-type="float">
            <text:p>272 0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32000" calcext:value-type="float">
            <text:p>4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6152000" calcext:value-type="float">
            <text:p>6 152 0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 comestibl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53000" calcext:value-type="float">
            <text:p>253 0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19000" calcext:value-type="float">
            <text:p>4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21000" calcext:value-type="float">
            <text:p>42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303000" calcext:value-type="float">
            <text:p>2 30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16000" calcext:value-type="float">
            <text:p>416 0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61000" calcext:value-type="float">
            <text:p>66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01000" calcext:value-type="float">
            <text:p>20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10000" calcext:value-type="float">
            <text:p>4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94000" calcext:value-type="float">
            <text:p>294 0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142000" calcext:value-type="float">
            <text:p>1 142 0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456000" calcext:value-type="float">
            <text:p>456 0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32000" calcext:value-type="float">
            <text:p>33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68000" calcext:value-type="float">
            <text:p>568 0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89000" calcext:value-type="float">
            <text:p>18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518000" calcext:value-type="float">
            <text:p>5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 comestibles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57000" calcext:value-type="float">
            <text:p>157 0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38000" calcext:value-type="float">
            <text:p>238 0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85000" calcext:value-type="float">
            <text:p>585 0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86000" calcext:value-type="float">
            <text:p>48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296000" calcext:value-type="float">
            <text:p>296 0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526000" calcext:value-type="float">
            <text:p>5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57000" calcext:value-type="float">
            <text:p>857 0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5000" calcext:value-type="float">
            <text:p>105 0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54000" calcext:value-type="float">
            <text:p>354 0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10000" calcext:value-type="float">
            <text:p>2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04000" calcext:value-type="float">
            <text:p>60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96000" calcext:value-type="float">
            <text:p>596 0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488000" calcext:value-type="float">
            <text:p>1 488 0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29000" calcext:value-type="float">
            <text:p>32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77000" calcext:value-type="float">
            <text:p>17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09000" calcext:value-type="float">
            <text:p>60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850000" calcext:value-type="float">
            <text:p>1 85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907000" calcext:value-type="float">
            <text:p>2 9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909000" calcext:value-type="float">
            <text:p>909 0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88000" calcext:value-type="float">
            <text:p>1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86000" calcext:value-type="float">
            <text:p>1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444000" calcext:value-type="float">
            <text:p>44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266000" calcext:value-type="float">
            <text:p>266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22000" calcext:value-type="float">
            <text:p>6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24000" calcext:value-type="float">
            <text:p>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92000" calcext:value-type="float">
            <text:p>19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 et lin</text:p>
          </table:table-cell>
          <table:table-cell office:value-type="float" office:value="297000" calcext:value-type="float">
            <text:p>29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58000" calcext:value-type="float">
            <text:p>4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3127000" calcext:value-type="float">
            <text:p>3 1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863000" calcext:value-type="float">
            <text:p>86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63000" calcext:value-type="float">
            <text:p>26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68000" calcext:value-type="float">
            <text:p>1 968 0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53000" calcext:value-type="float">
            <text:p>35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666000" calcext:value-type="float">
            <text:p>2 66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72000" calcext:value-type="float">
            <text:p>472 0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169000" calcext:value-type="float">
            <text:p>2 169 0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54000" calcext:value-type="float">
            <text:p>2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36000" calcext:value-type="float">
            <text:p>3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09000" calcext:value-type="float">
            <text:p>309 0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19000" calcext:value-type="float">
            <text:p>7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43000" calcext:value-type="float">
            <text:p>143 0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46000" calcext:value-type="float">
            <text:p>2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810000" calcext:value-type="float">
            <text:p>1 8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21000" calcext:value-type="float">
            <text:p>1 0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9000" calcext:value-type="float">
            <text:p>179 0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 et lin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4000" calcext:value-type="float">
            <text:p>2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307000" calcext:value-type="float">
            <text:p>3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43000" calcext:value-type="float">
            <text:p>143 0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827000" calcext:value-type="float">
            <text:p>8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95000" calcext:value-type="float">
            <text:p>1 095 0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57000" calcext:value-type="float">
            <text:p>157 0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66000" calcext:value-type="float">
            <text:p>26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787000" calcext:value-type="float">
            <text:p>4 787 0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402000" calcext:value-type="float">
            <text:p>2 40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2000" calcext:value-type="float">
            <text:p>92 0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60000" calcext:value-type="float">
            <text:p>1 06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426000" calcext:value-type="float">
            <text:p>2 42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8642000" calcext:value-type="float">
            <text:p>8 642 0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 comestible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04000" calcext:value-type="float">
            <text:p>904 0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31000" calcext:value-type="float">
            <text:p>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84000" calcext:value-type="float">
            <text:p>18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944000" calcext:value-type="float">
            <text:p>1 94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13000" calcext:value-type="float">
            <text:p>41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32000" calcext:value-type="float">
            <text:p>332 0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80000" calcext:value-type="float">
            <text:p>380 0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746000" calcext:value-type="float">
            <text:p>1 746 0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862000" calcext:value-type="float">
            <text:p>862 0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513000" calcext:value-type="float">
            <text:p>1 513 0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 comestib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76000" calcext:value-type="float">
            <text:p>276 0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62000" calcext:value-type="float">
            <text:p>162 0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97000" calcext:value-type="float">
            <text:p>297 0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05000" calcext:value-type="float">
            <text:p>20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31000" calcext:value-type="float">
            <text:p>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s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83000" calcext:value-type="float">
            <text:p>18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690000" calcext:value-type="float">
            <text:p>1 690 0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86000" calcext:value-type="float">
            <text:p>18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23000" calcext:value-type="float">
            <text:p>12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627000" calcext:value-type="float">
            <text:p>2 6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34000" calcext:value-type="float">
            <text:p>3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38000" calcext:value-type="float">
            <text:p>138 0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9000" calcext:value-type="float">
            <text:p>169 0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55000" calcext:value-type="float">
            <text:p>155 0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231000" calcext:value-type="float">
            <text:p>1 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182000" calcext:value-type="float">
            <text:p>1 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883000" calcext:value-type="float">
            <text:p>1 883 0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70000" calcext:value-type="float">
            <text:p>370 0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67000" calcext:value-type="float">
            <text:p>267 0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640000" calcext:value-type="float">
            <text:p>1 640 0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53000" calcext:value-type="float">
            <text:p>25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135000" calcext:value-type="float">
            <text:p>3 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914000" calcext:value-type="float">
            <text:p>1 9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672000" calcext:value-type="float">
            <text:p>67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027000" calcext:value-type="float">
            <text:p>1 0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3273000" calcext:value-type="float">
            <text:p>13 27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952000" calcext:value-type="float">
            <text:p>95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917000" calcext:value-type="float">
            <text:p>9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1728000" calcext:value-type="float">
            <text:p>1 7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08000" calcext:value-type="float">
            <text:p>20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48000" calcext:value-type="float">
            <text:p>3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19000" calcext:value-type="float">
            <text:p>4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10000" calcext:value-type="float">
            <text:p>2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58000" calcext:value-type="float">
            <text:p>25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54000" calcext:value-type="float">
            <text:p>4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63000" calcext:value-type="float">
            <text:p>16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39000" calcext:value-type="float">
            <text:p>23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28000" calcext:value-type="float">
            <text:p>9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519000" calcext:value-type="float">
            <text:p>5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361000" calcext:value-type="float">
            <text:p>1 36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93000" calcext:value-type="float">
            <text:p>593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51000" calcext:value-type="float">
            <text:p>45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70000" calcext:value-type="float">
            <text:p>1 570 0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72000" calcext:value-type="float">
            <text:p>172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61000" calcext:value-type="float">
            <text:p>161 0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235000" calcext:value-type="float">
            <text:p>17 235 0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117000" calcext:value-type="float">
            <text:p>1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951000" calcext:value-type="float">
            <text:p>1 951 0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88000" calcext:value-type="float">
            <text:p>488 0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65000" calcext:value-type="float">
            <text:p>16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79000" calcext:value-type="float">
            <text:p>579 0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75000" calcext:value-type="float">
            <text:p>17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21000" calcext:value-type="float">
            <text:p>2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89000" calcext:value-type="float">
            <text:p>489 0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85000" calcext:value-type="float">
            <text:p>58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394000" calcext:value-type="float">
            <text:p>3 394 0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667000" calcext:value-type="float">
            <text:p>3 667 0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1488000" calcext:value-type="float">
            <text:p>21 488 0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16000" calcext:value-type="float">
            <text:p>4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30000" calcext:value-type="float">
            <text:p>1 2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578000" calcext:value-type="float">
            <text:p>578 0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82000" calcext:value-type="float">
            <text:p>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33000" calcext:value-type="float">
            <text:p>23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92000" calcext:value-type="float">
            <text:p>92 0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15000" calcext:value-type="float">
            <text:p>1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24000" calcext:value-type="float">
            <text:p>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53000" calcext:value-type="float">
            <text:p>15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52000" calcext:value-type="float">
            <text:p>45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07000" calcext:value-type="float">
            <text:p>307 0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90000" calcext:value-type="float">
            <text:p>49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71000" calcext:value-type="float">
            <text:p>271 0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138000" calcext:value-type="float">
            <text:p>1 138 0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75000" calcext:value-type="float">
            <text:p>175 0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28000" calcext:value-type="float">
            <text:p>1 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00000" calcext:value-type="float">
            <text:p>400 0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449000" calcext:value-type="float">
            <text:p>2 449 0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541000" calcext:value-type="float">
            <text:p>1 541 0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10000" calcext:value-type="float">
            <text:p>5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205000" calcext:value-type="float">
            <text:p>205 0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04000" calcext:value-type="float">
            <text:p>304 0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169000" calcext:value-type="float">
            <text:p>2 169 0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72000" calcext:value-type="float">
            <text:p>472 0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41000" calcext:value-type="float">
            <text:p>441 0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51000" calcext:value-type="float">
            <text:p>25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184000" calcext:value-type="float">
            <text:p>1 18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84000" calcext:value-type="float">
            <text:p>28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418000" calcext:value-type="float">
            <text:p>418 0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86000" calcext:value-type="float">
            <text:p>18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92000" calcext:value-type="float">
            <text:p>392 0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95000" calcext:value-type="float">
            <text:p>19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14000" calcext:value-type="float">
            <text:p>7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12000" calcext:value-type="float">
            <text:p>2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30000" calcext:value-type="float">
            <text:p>2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64000" calcext:value-type="float">
            <text:p>164 0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9000" calcext:value-type="float">
            <text:p>7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98000" calcext:value-type="float">
            <text:p>398 0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87000" calcext:value-type="float">
            <text:p>18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55000" calcext:value-type="float">
            <text:p>35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37000" calcext:value-type="float">
            <text:p>437 0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326000" calcext:value-type="float">
            <text:p>1 3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15000" calcext:value-type="float">
            <text:p>1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20000" calcext:value-type="float">
            <text:p>6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13000" calcext:value-type="float">
            <text:p>1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89000" calcext:value-type="float">
            <text:p>489 0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603000" calcext:value-type="float">
            <text:p>2 60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4000" calcext:value-type="float">
            <text:p>30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53000" calcext:value-type="float">
            <text:p>15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885000" calcext:value-type="float">
            <text:p>88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54000" calcext:value-type="float">
            <text:p>25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82000" calcext:value-type="float">
            <text:p>98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850000" calcext:value-type="float">
            <text:p>2 850 0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33000" calcext:value-type="float">
            <text:p>2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58000" calcext:value-type="float">
            <text:p>758 0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17000" calcext:value-type="float">
            <text:p>1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374000" calcext:value-type="float">
            <text:p>374 0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74000" calcext:value-type="float">
            <text:p>274 0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0000" calcext:value-type="float">
            <text:p>260 0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58000" calcext:value-type="float">
            <text:p>25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2000" calcext:value-type="float">
            <text:p>17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25000" calcext:value-type="float">
            <text:p>22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09000" calcext:value-type="float">
            <text:p>30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699000" calcext:value-type="float">
            <text:p>69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186000" calcext:value-type="float">
            <text:p>4 18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94000" calcext:value-type="float">
            <text:p>194 0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3000" calcext:value-type="float">
            <text:p>12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22000" calcext:value-type="float">
            <text:p>122 0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84000" calcext:value-type="float">
            <text:p>184 0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04000" calcext:value-type="float">
            <text:p>404 0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81000" calcext:value-type="float">
            <text:p>781 0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20000" calcext:value-type="float">
            <text:p>1 3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5000" calcext:value-type="float">
            <text:p>105 00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17000" calcext:value-type="float">
            <text:p>4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463000" calcext:value-type="float">
            <text:p>1 463 0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13000" calcext:value-type="float">
            <text:p>313 00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2000" calcext:value-type="float">
            <text:p>20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in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67000" calcext:value-type="float">
            <text:p>267 0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5000" calcext:value-type="float">
            <text:p>155 0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82000" calcext:value-type="float">
            <text:p>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in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78000" calcext:value-type="float">
            <text:p>278 0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ine</text:p>
          </table:table-cell>
          <table:table-cell office:value-type="float" office:value="312000" calcext:value-type="float">
            <text:p>3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in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451000" calcext:value-type="float">
            <text:p>45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number-rows-repeated="10465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6'.B1:'An 6'.I1977" table:display-filter-buttons="true" table:orientation="column">
          <table:filter>
            <table:filter-and>
              <table:filter-condition table:field-number="3" table:value="Exportation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33.0285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39:56.174172000</meta:creation-date>
    <dc:date>2015-02-05T11:55:36.260286000</dc:date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1" meta:cell-count="15817" meta:object-count="0"/>
  </office:meta>
</office:document-meta>
</file>